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90000020604A07A575DFB8BE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style:style>
    <style:style style:name="P3" style:family="paragraph" style:parent-style-name="Standard">
      <style:paragraph-properties>
        <style:tab-stops>
          <style:tab-stop style:position="8.982cm"/>
        </style:tab-stops>
      </style:paragraph-properties>
      <style:text-properties fo:color="#000000"/>
    </style:style>
    <style:style style:name="P4" style:family="paragraph" style:parent-style-name="Standard">
      <style:text-properties fo:color="#000000" fo:background-color="#ffff00"/>
    </style:style>
    <style:style style:name="P5" style:family="paragraph" style:parent-style-name="Standard">
      <style:paragraph-properties fo:text-align="start" style:justify-single-word="false"/>
      <style:text-properties officeooo:rsid="00208b2c" officeooo:paragraph-rsid="00208b2c"/>
    </style:style>
    <style:style style:name="P6" style:family="paragraph" style:parent-style-name="Standard">
      <style:paragraph-properties fo:text-align="start" style:justify-single-word="false"/>
      <style:text-properties fo:color="#ff3333" officeooo:rsid="00208b2c" officeooo:paragraph-rsid="00208b2c"/>
    </style:style>
    <style:style style:name="P7" style:family="paragraph" style:parent-style-name="Standard">
      <style:paragraph-properties fo:text-align="start" style:justify-single-word="false"/>
      <style:text-properties fo:color="#9900ff" officeooo:rsid="00208b2c" officeooo:paragraph-rsid="00208b2c"/>
    </style:style>
    <style:style style:name="P8" style:family="paragraph" style:parent-style-name="Standard" style:list-style-name="L1">
      <style:text-properties fo:color="#000000"/>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f6b52"/>
    </style:style>
    <style:style style:name="T3" style:family="text">
      <style:text-properties officeooo:rsid="00220b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olamento <text:span text:style-name="T3">della Gilda </text:span>Lux et Tenebra.</text:p>
      <text:p text:style-name="P1"/>
      <text:p text:style-name="P1">La gilda Lux et Tenebra ha come scopo il progress con componente social, extra raid.</text:p>
      <text:p text:style-name="P1">Ciò comporta che la gilda avrà una chat vocale, in questo caso mumble, sempre attiva e privata, con canali dedicati al social e canali dedicati alle attività di progress. Una chat in game e una chat fuori dal gioco: il gruppo di WhatsApp</text:p>
      <text:p text:style-name="P1">La gilda ha una sua gerarchia interna determinata dai ranghi:</text:p>
      <text:p text:style-name="P1">Rango 1 GM</text:p>
      <text:p text:style-name="P1">Rango 2 Consiglieri/officer</text:p>
      <text:p text:style-name="P1">Rango 3 Raid leader</text:p>
      <text:p text:style-name="P1">Rango 4 Banker</text:p>
      <text:p text:style-name="P1">Rango 5 Raider esperti</text:p>
      <text:p text:style-name="P1">Rango 6 Raider</text:p>
      <text:p text:style-name="P1">Rango 7 Pre_Raider</text:p>
      <text:p text:style-name="P1">Rango 8 Social</text:p>
      <text:p text:style-name="P1">Rango 9 Alt</text:p>
      <text:p text:style-name="P1">Rango 10 Burbe</text:p>
      <text:p text:style-name="P1"/>
      <text:p text:style-name="P2">Spiegazione dei ranghi:</text:p>
      <text:p text:style-name="P1"/>
      <text:p text:style-name="P1">Rango 1 GM</text:p>
      <text:p text:style-name="P1">Il Gm della gilda è Alitfaier.</text:p>
      <text:p text:style-name="P1"/>
      <text:p text:style-name="P1">Rango 2 Consiglieri/officer </text:p>
      <text:p text:style-name="P1">I consiglieri hanno il compito di aiutare il gm a gildare, mantenere i rapporti con altre gilde, mantenere l’ordine in gilda, e dissipare le liti. Raccogliere informazioni sui nuovi player, e aiutare il Gm su decisioni importanti per la gilda.</text:p>
      <text:p text:style-name="P1">In caso non ci sia il RL possono gruppare per startare raid, possono creare eventi raid in calendario ufficiali (quindi con l’uso di epgp) possono utilizzare epgp. Non possono intervenire su decisioni di raid o decisioni di setup, ma possono consigliare assieme al gm e al Raid leader le strategie di raid.</text:p>
      <text:p text:style-name="P1">Devono fornire una valutazione sulle capacità e comportamento di un raider o di un nuovo giocatore.</text:p>
      <text:p text:style-name="P1">Possono aumentare di grado e degradare. </text:p>
      <text:p text:style-name="P1">Possono promuovere voto di preferenza per il kick</text:p>
      <text:p text:style-name="P1">Uppare il warcraftlog.</text:p>
      <text:p text:style-name="P1">Al momento i Consiglieri sono: Sasha – Killua – Rotpan - Narbeleth</text:p>
      <text:p text:style-name="P1"/>
      <text:p text:style-name="P1">Rango 3 Raid leader</text:p>
      <text:p text:style-name="P1">Il raid Leader è il responsabile del raid e del progress di gilda, ma non è il centro informazioni, o il muro del pianto, e nemmeno il raccogli paranoie.</text:p>
      <text:p text:style-name="P1">Può assegnare i loot in caso manca il gm. </text:p>
      <text:p text:style-name="P1">Può gruppare, creare eventi sul calendario, tenere sottocontrollo le attendance dei player, e fare rotazioni per esigenze di setup.</text:p>
      <text:p text:style-name="P1">Inoltre, deve per ogni gionata di raid ufficiale fornire entro le 18 massimo le 19 il setup serale in base agli iscritti in calendario. Oltre quell’orario il calendario verrà chiuso e nessuno potrà più cambiare o modificare.</text:p>
      <text:p text:style-name="P1">Può degradare e promuovere di grado, fare valutazioni su player sia come capacità e comportamento. </text:p>
      <text:p text:style-name="P1">Può muovere voto di preferenza per il kick</text:p>
      <text:p text:style-name="P1">Può kikkare dal raid.</text:p>
      <text:p text:style-name="P1"><text:soft-page-break/>Non ha bisogno di una scusa per cambiare un player con un altro durante il raid e nemmeno una scusa per uppare o non uppare.</text:p>
      <text:p text:style-name="P1">Uppare il warcraftlog.</text:p>
      <text:p text:style-name="P1">Al momento il RL è : Mattelfina</text:p>
      <text:p text:style-name="P1"/>
      <text:p text:style-name="P1">Rango 4 Banker</text:p>
      <text:p text:style-name="P1">Tutto quello che concerne la banca.</text:p>
      <text:p text:style-name="P1">Inoltre devono mantenere sempre i consumabili in banca gilda.</text:p>
      <text:p text:style-name="P1">Al momento i banker sono: Janberto - Pedro</text:p>
      <text:p text:style-name="P1"/>
      <text:p text:style-name="P1">Rango 5 Raider esperti</text:p>
      <text:p text:style-name="P1">I raider esperti sono tutti quelli che raidano da draenor con la gilda, e hanno una attendance di almeno 70%.</text:p>
      <text:p text:style-name="P3">Potranno diventare raider esperti <text:s/>per promozioni date dal RL dopo 6 mesi di raid in gilda player ritenuti meritevoli e con una attendance del 70%. </text:p>
      <text:p text:style-name="P1">Repair giornaliero di 700g</text:p>
      <text:p text:style-name="P1"/>
      <text:p text:style-name="P1">Rango 6 Raider</text:p>
      <text:p text:style-name="P1">Chi raida in gilda da almeno 3 mesi con attendance del 70%. Repair giornaliero di 400g.</text:p>
      <text:p text:style-name="P1"/>
      <text:p text:style-name="P1">Rango 7 Pre_Raider</text:p>
      <text:p text:style-name="P1">Tutti quelli che raidano ma non hanno il 70% di attendance per avanzare di grado, o player che hanno iniziato a raidare da due settimane. Repair giornaliero di 150g.</text:p>
      <text:p text:style-name="P1"/>
      <text:p text:style-name="P4">Tutti e tre i ranghi hanno l’obbligo di essere su mumble per i raid, e segnarsi sul calendario.</text:p>
      <text:p text:style-name="P1"/>
      <text:p text:style-name="P1">Rango 8 Social</text:p>
      <text:p text:style-name="P1">Sono tutti quelli che non raidano. E non ricevono l’invito in calendario.</text:p>
      <text:p text:style-name="P1"/>
      <text:p text:style-name="P1">Rango 9 Alt</text:p>
      <text:p text:style-name="P1">Sono tutti gli alt </text:p>
      <text:p text:style-name="P1"/>
      <text:p text:style-name="P1">Rango 10 burba</text:p>
      <text:p text:style-name="P1">Sono i nuovi entrati. Verranno invitati in raid per un certo periodo, poi a discrezione dei primi tre ranghi potranno essere messi a social o a pre_raider.</text:p>
      <text:p text:style-name="P1"/>
      <text:p text:style-name="P2">Banca Gilda</text:p>
      <text:p text:style-name="P1">La banca gilda sarà gestita dal Gm e dai banker. Il primo slot sarà libero e accessibile a tutti. A differenza del primo gli altri slot avranno delle restrizioni (2 e 6 accessibile a banker e raider, 3,4,5,7 soltanto i banker possono prelevare). Questi slot conterranno cibi per raid, pozze di attivazione e flask, gemme, erbe, shard e BOE. Tutti i membri della gilda possono depositare oggetti nei tab di riferimento, si prega di mantenere un certo ordine.</text:p>
      <text:p text:style-name="P1">La banca gilda mette a disposizione gold per repair come spiegato sopra.</text:p>
      <text:p text:style-name="P1"/>
      <text:p text:style-name="P2">Norme di Comportamento.</text:p>
      <text:p text:style-name="P1">1) il rispetto per i compagni inizia con il segnarsi in raid e presentarsi e non dare buca all’ultimo minuto. Presentarsi in raid significa anche avere socket, flask, pozze e cibo. <text:s/></text:p>
      <text:p text:style-name="P1">2) non si scrivono bestemmie in gchat</text:p>
      <text:p text:style-name="P1">3) evitare le discussioni, in caso di problemi rivolgersi a player di rango superiore.</text:p>
      <text:p text:style-name="P1">4) non si viene in raid ubriachi o sotto sostanze stupefacenti.</text:p>
      <text:p text:style-name="P1"><text:soft-page-break/>5) non si fa spoiler di film o serie tv o altre cose.</text:p>
      <text:p text:style-name="P1">6) l’assegnazione del loot avverrà in base alla priority di epgp <text:span text:style-name="T1">ma potrà essere chiesto</text:span> al player che ha vinto il pezzo di passarlo a uno più bisognoso di lui per esigenze di setup</text:p>
      <text:p text:style-name="P1">7) in raid è obbligatorio usare mumble.</text:p>
      <text:p text:style-name="P1">8) fare silenzio in raid, durante i fight parla solo il Raid Leader.</text:p>
      <text:p text:style-name="P1"/>
      <text:p text:style-name="P2"/>
      <text:p text:style-name="P2">Regole game chat e whatsapp.</text:p>
      <text:p text:style-name="P1">Non fare spoiler di film, serie TV e altro.</text:p>
      <text:p text:style-name="P1">Non spammare roba pornografica, scrivere bestemmie o insulti pesanti.</text:p>
      <text:p text:style-name="P1">Non generare risse, discussioni o insultare altri player.</text:p>
      <text:p text:style-name="P1"/>
      <text:p text:style-name="P2">Regole di comportamento chat Mumble.</text:p>
      <text:list xml:id="list4194618561798421901" text:style-name="L1">
        <text:list-item>
          <text:p text:style-name="P8">il push to talk è obbligatorio, chiedere nel canale se si ha problemi a settarlo.</text:p>
        </text:list-item>
        <text:list-item>
          <text:p text:style-name="P8">fare silenzio in raid.</text:p>
        </text:list-item>
        <text:list-item>
          <text:p text:style-name="P8">non creare discussioni con altri player.</text:p>
        </text:list-item>
        <text:list-item>
          <text:p text:style-name="P8">per creare altri canali destinati ad altri giochi basta chiedere.</text:p>
        </text:list-item>
        <text:list-item>
          <text:p text:style-name="P8">rispettare le tematiche del canale, ad esempio, se si è in stanza locanda non si può pretendere che gli altri facciano silenzio mentre si fa un dungeon.</text:p>
        </text:list-item>
        <text:list-item>
          <text:p text:style-name="P8">il server mumble sposterà in automatico chi è inattivo per più di 30 minuti nel canale afk.</text:p>
        </text:list-item>
      </text:list>
      <text:p text:style-name="P1"/>
      <text:p text:style-name="P2">Comportamento in raid.</text:p>
      <text:p text:style-name="P1">In raid come già riportato bisogna avere gli add-on richiesti al momento dalla gilda, oltre a epgp dkp reload, ed epgp dkp lootmaster, chi non ha questi add-on continuerà a prendere ep ma non potrà dare la preferenza per neddare un pezzo. Rispettare le decisioni del Raid Leader e non perdere tempo tra un wipe e l'altro, per avere il maggior numero possibile di <text:span text:style-name="T2">try</text:span> in una serata. Buona norma è essere preparati alle tattiche dei vari boss seguendo guide dei fight e della propria classe. In caso di dubbi chiedere ai Consiglieri, GM o al Raid Leader su come <text:span text:style-name="T2">migliorare le proprie performance in raid</text:span>. <text:s/></text:p>
      <text:p text:style-name="Standard"/>
      <text:p text:style-name="Standard"/>
      <text:p text:style-name="P5"/>
      <text:p text:style-name="P7">Questo regolamento è stato redatto da tutti gli officer della gilda Lux et Tenebra, e da i player che hanno voluto partecipare alla sua creazione.</text:p>
      <text:p text:style-name="P7">Un grazie a tutti il Vostro GM Alitfaier.</text:p>
      <text:p text:style-name="P7"/>
      <text:p text:style-name="P7"/>
      <text:p text:style-name="P7">Buon Game a tutti!</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Immagine1" text:anchor-type="paragraph" svg:x="5.269cm" svg:y="-1.505cm" svg:width="4.521cm" svg:height="2.18cm" draw:z-index="0"><draw:image xlink:href="Pictures/10000201000002A90000020604A07A575DFB8BEE.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00:03:40.366893756</meta:creation-date>
    <dc:date>2016-07-18T18:07:04.390670996</dc:date>
    <meta:editing-duration>PT1H6M54S</meta:editing-duration>
    <meta:editing-cycles>10</meta:editing-cycles>
    <meta:generator>LibreOffice/5.1.4.2$Linux_X86_64 LibreOffice_project/10m0$Build-2</meta:generator>
    <meta:document-statistic meta:table-count="0" meta:image-count="1" meta:object-count="0" meta:page-count="3" meta:paragraph-count="83" meta:word-count="1108" meta:character-count="6329" meta:non-whitespace-character-count="5297"/>
  </office:meta>
</office:document-meta>
</file>